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HttpRequestTests.res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HttpRequestTests.res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HttpReques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RequestTests.setRequest( String method , String requ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HttpRequestTests.resetRequestAnd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